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, serif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397cm" style:contextual-spacing="false" fo:line-height="120%" fo:orphans="2" fo:widows="2" fo:text-indent="0cm" style:auto-text-indent="false" fo:padding="0cm" fo:border="none"/>
      <style:text-properties fo:font-variant="normal" fo:text-transform="none" fo:color="#1b1b1b" loext:opacity="100%" style:font-name="Montserrat" fo:font-size="30pt" fo:letter-spacing="normal" fo:font-style="normal" fo:font-weight="normal"/>
    </style:style>
    <style:style style:name="P2" style:family="paragraph" style:parent-style-name="Heading_20_1">
      <style:paragraph-properties fo:margin-left="0cm" fo:margin-right="0cm" fo:margin-top="0cm" fo:margin-bottom="0.397cm" style:contextual-spacing="false" fo:line-height="120%" fo:orphans="2" fo:widows="2" fo:text-indent="0cm" style:auto-text-indent="false" fo:padding="0cm" fo:border="none"/>
      <style:text-properties fo:font-variant="normal" fo:text-transform="none" fo:color="#1b1b1b" loext:opacity="100%" style:font-name="Montserrat" fo:font-size="30pt" fo:letter-spacing="normal" fo:font-style="normal" fo:font-weight="normal" officeooo:paragraph-rsid="000d6a11"/>
    </style:style>
    <style:style style:name="P3" style:family="paragraph" style:parent-style-name="Heading_20_2">
      <style:paragraph-properties fo:margin-left="0cm" fo:margin-right="0cm" fo:margin-top="0cm" fo:margin-bottom="0.397cm" style:contextual-spacing="false" fo:line-height="140%" fo:orphans="2" fo:widows="2" fo:text-indent="0cm" style:auto-text-indent="false" fo:padding="0cm" fo:border="none"/>
      <style:text-properties fo:font-variant="normal" fo:text-transform="none" fo:color="#1b1b1b" loext:opacity="100%" style:font-name="Montserrat" fo:font-size="19.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397cm" style:contextual-spacing="false" fo:line-height="140%" fo:orphans="2" fo:widows="2" fo:text-indent="0cm" style:auto-text-indent="false" fo:padding="0cm" fo:border="none"/>
      <style:text-properties fo:font-variant="normal" fo:text-transform="none" fo:color="#1b1b1b" loext:opacity="100%" style:font-name="Montserrat" fo:font-size="19.5pt" fo:letter-spacing="normal" fo:font-style="normal" fo:font-weight="normal"/>
    </style:style>
    <style:style style:name="P5" style:family="paragraph" style:parent-style-name="Heading_20_1">
      <style:paragraph-properties fo:margin-left="0cm" fo:margin-right="0cm" fo:margin-top="0cm" fo:margin-bottom="0.397cm" style:contextual-spacing="false" fo:line-height="120%" fo:orphans="2" fo:widows="2" fo:text-indent="0cm" style:auto-text-indent="false" fo:padding="0cm" fo:border="none"/>
      <style:text-properties fo:font-variant="normal" fo:text-transform="none" fo:color="#7c7c7c" loext:opacity="100%" style:font-name="Poppins" fo:font-size="12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.397cm" style:contextual-spacing="false" fo:line-height="120%" fo:orphans="2" fo:widows="2" fo:text-indent="0cm" style:auto-text-indent="false" fo:padding="0cm" fo:border="none"/>
    </style:style>
    <style:style style:name="P7" style:family="paragraph" style:parent-style-name="Heading_20_1">
      <style:paragraph-properties fo:margin-left="0cm" fo:margin-right="0cm" fo:margin-top="0cm" fo:margin-bottom="0.397cm" style:contextual-spacing="false" fo:line-height="120%" fo:orphans="2" fo:widows="2" fo:text-indent="0cm" style:auto-text-indent="false" fo:padding="0cm" fo:border="none"/>
      <style:text-properties fo:font-variant="normal" fo:text-transform="none" fo:color="#1b1b1b" loext:opacity="100%" style:text-line-through-style="none" style:text-line-through-type="none" style:font-name="Montserrat" fo:font-size="30pt" fo:letter-spacing="normal" fo:font-style="normal" fo:font-weight="normal" officeooo:paragraph-rsid="000d6a11"/>
    </style:style>
    <style:style style:name="P8" style:family="paragraph" style:parent-style-name="Heading_20_1">
      <style:paragraph-properties fo:margin-left="0cm" fo:margin-right="0cm" fo:margin-top="0cm" fo:margin-bottom="0.397cm" style:contextual-spacing="false" fo:line-height="120%" fo:orphans="2" fo:widows="2" fo:text-indent="0cm" style:auto-text-indent="false" fo:padding="0cm" fo:border="none"/>
      <style:text-properties fo:font-variant="normal" fo:text-transform="none" fo:color="#1b1b1b" loext:opacity="100%" style:text-line-through-style="none" style:text-line-through-type="none" style:font-name="Montserrat" fo:font-size="30pt" fo:letter-spacing="normal" fo:font-style="normal" fo:font-weight="normal"/>
    </style:style>
    <style:style style:name="P9" style:family="paragraph" style:parent-style-name="Heading_20_1">
      <style:paragraph-properties fo:margin-left="0cm" fo:margin-right="0cm" fo:margin-top="0cm" fo:margin-bottom="0.397cm" style:contextual-spacing="false" fo:line-height="120%" fo:orphans="2" fo:widows="2" fo:text-indent="0cm" style:auto-text-indent="false" fo:padding="0cm" fo:border="none"/>
      <style:text-properties fo:font-variant="normal" fo:text-transform="none" fo:color="#1b1b1b" loext:opacity="100%" style:text-line-through-style="none" style:text-line-through-type="none" style:font-name="Montserrat" fo:font-size="19.5pt" fo:letter-spacing="normal" fo:font-style="normal" fo:font-weight="normal" officeooo:paragraph-rsid="000d6a11"/>
    </style:style>
    <style:style style:name="P10" style:family="paragraph" style:parent-style-name="Text_20_body" style:list-style-name="L1">
      <style:paragraph-properties fo:margin-left="0cm" fo:margin-right="0cm" fo:margin-top="0cm" fo:margin-bottom="0.661cm" style:contextual-spacing="false" fo:orphans="2" fo:widows="2" fo:text-indent="0cm" style:auto-text-indent="false" fo:padding="0cm" fo:border="none"/>
      <style:text-properties fo:font-variant="normal" fo:text-transform="none" fo:color="#7c7c7c" loext:opacity="100%" style:font-name="Poppins" fo:font-size="12pt" fo:letter-spacing="normal" fo:font-style="normal" fo:font-weight="normal"/>
    </style:style>
    <style:style style:name="P11" style:family="paragraph" style:parent-style-name="Text_20_body" style:list-style-name="L1">
      <style:paragraph-properties fo:margin-top="0cm" fo:margin-bottom="0.661cm" style:contextual-spacing="false" fo:orphans="2" fo:widows="2" fo:padding="0cm" fo:border="none"/>
      <style:text-properties fo:font-variant="normal" fo:text-transform="none" fo:color="#7c7c7c" loext:opacity="100%" style:font-name="Poppins" fo:font-size="12pt" fo:letter-spacing="normal" fo:font-style="normal" fo:font-weight="normal" officeooo:paragraph-rsid="000d9fc9"/>
    </style:style>
    <style:style style:name="P12" style:family="paragraph" style:parent-style-name="Text_20_body" style:list-style-name="L1">
      <style:paragraph-properties fo:margin-left="0cm" fo:margin-right="0cm" fo:margin-top="0cm" fo:margin-bottom="0.661cm" style:contextual-spacing="false" fo:orphans="2" fo:widows="2" fo:text-indent="0cm" style:auto-text-indent="false" fo:padding="0cm" fo:border="none"/>
      <style:text-properties fo:font-variant="normal" fo:text-transform="none" fo:color="#7c7c7c" loext:opacity="100%" style:font-name="Poppins" fo:font-size="12pt" fo:letter-spacing="normal" fo:font-style="normal" fo:font-weight="normal" officeooo:paragraph-rsid="000d9fc9"/>
    </style:style>
    <style:style style:name="P13" style:family="paragraph" style:parent-style-name="Text_20_body" style:list-style-name="L1">
      <style:paragraph-properties fo:margin-top="0cm" fo:margin-bottom="0.661cm" style:contextual-spacing="false" fo:orphans="2" fo:widows="2" fo:padding="0cm" fo:border="none"/>
      <style:text-properties fo:font-variant="normal" fo:text-transform="none" fo:color="#7c7c7c" loext:opacity="100%" style:font-name="Poppins" fo:font-size="12pt" fo:letter-spacing="normal" fo:font-style="normal" fo:font-weight="normal"/>
    </style:style>
    <style:style style:name="P14" style:family="paragraph" style:parent-style-name="Text_20_body" style:list-style-name="L2">
      <style:paragraph-properties fo:margin-left="0cm" fo:margin-right="0cm" fo:margin-top="0cm" fo:margin-bottom="0.661cm" style:contextual-spacing="false" fo:orphans="2" fo:widows="2" fo:text-indent="0cm" style:auto-text-indent="false" fo:padding="0cm" fo:border="none"/>
      <style:text-properties fo:font-variant="normal" fo:text-transform="none" fo:color="#7c7c7c" loext:opacity="100%" style:font-name="Poppins" fo:font-size="12pt" fo:letter-spacing="normal" fo:font-style="normal" fo:font-weight="normal"/>
    </style:style>
    <style:style style:name="P15" style:family="paragraph" style:parent-style-name="Text_20_body" style:list-style-name="L2">
      <style:paragraph-properties fo:margin-top="0cm" fo:margin-bottom="0.661cm" style:contextual-spacing="false" fo:orphans="2" fo:widows="2" fo:padding="0cm" fo:border="none"/>
      <style:text-properties fo:font-variant="normal" fo:text-transform="none" fo:color="#7c7c7c" loext:opacity="100%" style:font-name="Poppins" fo:font-size="12pt" fo:letter-spacing="normal" fo:font-style="normal" fo:font-weight="normal"/>
    </style:style>
    <style:style style:name="P16" style:family="paragraph" style:parent-style-name="Text_20_body" style:list-style-name="L2">
      <style:paragraph-properties fo:margin-top="0cm" fo:margin-bottom="0.661cm" style:contextual-spacing="false" fo:orphans="2" fo:widows="2" fo:padding="0cm" fo:border="none"/>
      <style:text-properties fo:font-variant="normal" fo:text-transform="none" fo:color="#7c7c7c" loext:opacity="100%" style:font-name="Poppins" fo:font-size="12pt" fo:letter-spacing="normal" fo:font-style="normal" fo:font-weight="normal" officeooo:paragraph-rsid="000d9fc9"/>
    </style:style>
    <style:style style:name="P17" style:family="paragraph" style:parent-style-name="Text_20_body" style:list-style-name="L3">
      <style:paragraph-properties fo:margin-left="0cm" fo:margin-right="0cm" fo:margin-top="0cm" fo:margin-bottom="0.661cm" style:contextual-spacing="false" fo:orphans="2" fo:widows="2" fo:text-indent="0cm" style:auto-text-indent="false" fo:padding="0cm" fo:border="none"/>
      <style:text-properties fo:font-variant="normal" fo:text-transform="none" fo:color="#7c7c7c" loext:opacity="100%" style:font-name="Poppins" fo:font-size="12pt" fo:letter-spacing="normal" fo:font-style="normal" fo:font-weight="normal"/>
    </style:style>
    <style:style style:name="P18" style:family="paragraph" style:parent-style-name="Text_20_body" style:list-style-name="L3">
      <style:paragraph-properties fo:margin-top="0cm" fo:margin-bottom="0.661cm" style:contextual-spacing="false" fo:orphans="2" fo:widows="2" fo:padding="0cm" fo:border="none"/>
      <style:text-properties fo:font-variant="normal" fo:text-transform="none" fo:color="#7c7c7c" loext:opacity="100%" style:font-name="Poppins" fo:font-size="12pt" fo:letter-spacing="normal" fo:font-style="normal" fo:font-weight="normal"/>
    </style:style>
    <style:style style:name="P19" style:family="paragraph" style:parent-style-name="Text_20_body" style:list-style-name="L3">
      <style:paragraph-properties fo:margin-top="0cm" fo:margin-bottom="0.661cm" style:contextual-spacing="false" fo:orphans="2" fo:widows="2" fo:padding="0cm" fo:border="none"/>
      <style:text-properties fo:font-variant="normal" fo:text-transform="none" fo:color="#7c7c7c" loext:opacity="100%" style:font-name="Poppins" fo:font-size="12pt" fo:letter-spacing="normal" fo:font-style="normal" fo:font-weight="normal" officeooo:paragraph-rsid="000d9fc9"/>
    </style:style>
    <style:style style:name="P20" style:family="paragraph" style:parent-style-name="Text_20_body" style:list-style-name="L4">
      <style:paragraph-properties fo:margin-left="0cm" fo:margin-right="0cm" fo:margin-top="0cm" fo:margin-bottom="0.661cm" style:contextual-spacing="false" fo:orphans="2" fo:widows="2" fo:text-indent="0cm" style:auto-text-indent="false" fo:padding="0cm" fo:border="none"/>
      <style:text-properties fo:font-variant="normal" fo:text-transform="none" fo:color="#7c7c7c" loext:opacity="100%" style:font-name="Poppins" fo:font-size="12pt" fo:letter-spacing="normal" fo:font-style="normal" fo:font-weight="normal"/>
    </style:style>
    <style:style style:name="P21" style:family="paragraph" style:parent-style-name="Text_20_body" style:list-style-name="L4">
      <style:paragraph-properties fo:margin-top="0cm" fo:margin-bottom="0.661cm" style:contextual-spacing="false" fo:orphans="2" fo:widows="2" fo:padding="0cm" fo:border="none"/>
      <style:text-properties fo:font-variant="normal" fo:text-transform="none" fo:color="#7c7c7c" loext:opacity="100%" style:font-name="Poppins" fo:font-size="12pt" fo:letter-spacing="normal" fo:font-style="normal" fo:font-weight="normal"/>
    </style:style>
    <style:style style:name="P22" style:family="paragraph" style:parent-style-name="Text_20_body" style:list-style-name="L5">
      <style:paragraph-properties fo:margin-left="0cm" fo:margin-right="0cm" fo:margin-top="0cm" fo:margin-bottom="0.661cm" style:contextual-spacing="false" fo:orphans="2" fo:widows="2" fo:text-indent="0cm" style:auto-text-indent="false" fo:padding="0cm" fo:border="none"/>
      <style:text-properties fo:font-variant="normal" fo:text-transform="none" fo:color="#7c7c7c" loext:opacity="100%" style:font-name="Poppins" fo:font-size="12pt" fo:letter-spacing="normal" fo:font-style="normal" fo:font-weight="normal"/>
    </style:style>
    <style:style style:name="P23" style:family="paragraph" style:parent-style-name="Text_20_body" style:list-style-name="L5">
      <style:paragraph-properties fo:margin-top="0cm" fo:margin-bottom="0.661cm" style:contextual-spacing="false" fo:orphans="2" fo:widows="2" fo:padding="0cm" fo:border="none"/>
      <style:text-properties fo:font-variant="normal" fo:text-transform="none" fo:color="#7c7c7c" loext:opacity="100%" style:font-name="Poppins" fo:font-size="12pt" fo:letter-spacing="normal" fo:font-style="normal" fo:font-weight="normal"/>
    </style:style>
    <style:style style:name="P24" style:family="paragraph" style:parent-style-name="Text_20_body" style:list-style-name="L6">
      <style:paragraph-properties fo:margin-left="0cm" fo:margin-right="0cm" fo:margin-top="0cm" fo:margin-bottom="0.661cm" style:contextual-spacing="false" fo:orphans="2" fo:widows="2" fo:text-indent="0cm" style:auto-text-indent="false" fo:padding="0cm" fo:border="none"/>
      <style:text-properties fo:font-variant="normal" fo:text-transform="none" fo:color="#7c7c7c" loext:opacity="100%" style:font-name="Poppins" fo:font-size="12pt" fo:letter-spacing="normal" fo:font-style="normal" fo:font-weight="normal"/>
    </style:style>
    <style:style style:name="P25" style:family="paragraph" style:parent-style-name="Text_20_body" style:list-style-name="L6">
      <style:paragraph-properties fo:margin-top="0cm" fo:margin-bottom="0.661cm" style:contextual-spacing="false" fo:orphans="2" fo:widows="2" fo:padding="0cm" fo:border="none"/>
      <style:text-properties fo:font-variant="normal" fo:text-transform="none" fo:color="#7c7c7c" loext:opacity="100%" style:font-name="Poppins" fo:font-size="12pt" fo:letter-spacing="normal" fo:font-style="normal" fo:font-weight="normal"/>
    </style:style>
    <style:style style:name="P26" style:family="paragraph" style:parent-style-name="Text_20_body" style:list-style-name="L7">
      <style:paragraph-properties fo:margin-left="0cm" fo:margin-right="0cm" fo:margin-top="0cm" fo:margin-bottom="0.661cm" style:contextual-spacing="false" fo:orphans="2" fo:widows="2" fo:text-indent="0cm" style:auto-text-indent="false" fo:padding="0cm" fo:border="none"/>
      <style:text-properties fo:font-variant="normal" fo:text-transform="none" fo:color="#7c7c7c" loext:opacity="100%" style:font-name="Poppins" fo:font-size="12pt" fo:letter-spacing="normal" fo:font-style="normal" fo:font-weight="normal"/>
    </style:style>
    <style:style style:name="P27" style:family="paragraph" style:parent-style-name="Text_20_body" style:list-style-name="L7">
      <style:paragraph-properties fo:margin-top="0cm" fo:margin-bottom="0.661cm" style:contextual-spacing="false" fo:orphans="2" fo:widows="2" fo:padding="0cm" fo:border="none"/>
      <style:text-properties fo:font-variant="normal" fo:text-transform="none" fo:color="#7c7c7c" loext:opacity="100%" style:font-name="Poppins" fo:font-size="12pt" fo:letter-spacing="normal" fo:font-style="normal" fo:font-weight="normal"/>
    </style:style>
    <style:style style:name="P28" style:family="paragraph" style:parent-style-name="Text_20_body" style:list-style-name="L8">
      <style:paragraph-properties fo:margin-left="0cm" fo:margin-right="0cm" fo:margin-top="0cm" fo:margin-bottom="0.661cm" style:contextual-spacing="false" fo:orphans="2" fo:widows="2" fo:text-indent="0cm" style:auto-text-indent="false" fo:padding="0cm" fo:border="none"/>
      <style:text-properties fo:font-variant="normal" fo:text-transform="none" fo:color="#7c7c7c" loext:opacity="100%" style:font-name="Poppins" fo:font-size="12pt" fo:letter-spacing="normal" fo:font-style="normal" fo:font-weight="normal"/>
    </style:style>
    <style:style style:name="P29" style:family="paragraph" style:parent-style-name="Text_20_body" style:list-style-name="L8">
      <style:paragraph-properties fo:margin-top="0cm" fo:margin-bottom="0.661cm" style:contextual-spacing="false" fo:orphans="2" fo:widows="2" fo:padding="0cm" fo:border="none"/>
      <style:text-properties fo:font-variant="normal" fo:text-transform="none" fo:color="#7c7c7c" loext:opacity="100%" style:font-name="Poppins" fo:font-size="12pt" fo:letter-spacing="normal" fo:font-style="normal" fo:font-weight="normal"/>
    </style:style>
    <style:style style:name="P30" style:family="paragraph" style:parent-style-name="Text_20_body" style:list-style-name="L9">
      <style:paragraph-properties fo:margin-left="0cm" fo:margin-right="0cm" fo:margin-top="0cm" fo:margin-bottom="0.661cm" style:contextual-spacing="false" fo:orphans="2" fo:widows="2" fo:text-indent="0cm" style:auto-text-indent="false" fo:padding="0cm" fo:border="none"/>
      <style:text-properties fo:font-variant="normal" fo:text-transform="none" fo:color="#7c7c7c" loext:opacity="100%" style:font-name="Poppins" fo:font-size="12pt" fo:letter-spacing="normal" fo:font-style="normal" fo:font-weight="normal"/>
    </style:style>
    <style:style style:name="P31" style:family="paragraph" style:parent-style-name="Text_20_body" style:list-style-name="L9">
      <style:paragraph-properties fo:margin-top="0cm" fo:margin-bottom="0.661cm" style:contextual-spacing="false" fo:orphans="2" fo:widows="2" fo:padding="0cm" fo:border="none"/>
      <style:text-properties fo:font-variant="normal" fo:text-transform="none" fo:color="#7c7c7c" loext:opacity="100%" style:font-name="Poppins" fo:font-size="12pt" fo:letter-spacing="normal" fo:font-style="normal" fo:font-weight="normal"/>
    </style:style>
    <style:style style:name="P32" style:family="paragraph" style:parent-style-name="Text_20_body" style:list-style-name="L10">
      <style:paragraph-properties fo:margin-left="0cm" fo:margin-right="0cm" fo:margin-top="0cm" fo:margin-bottom="0.661cm" style:contextual-spacing="false" fo:orphans="2" fo:widows="2" fo:text-indent="0cm" style:auto-text-indent="false" fo:padding="0cm" fo:border="none"/>
      <style:text-properties fo:font-variant="normal" fo:text-transform="none" fo:color="#7c7c7c" loext:opacity="100%" style:font-name="Poppins" fo:font-size="12pt" fo:letter-spacing="normal" fo:font-style="normal" fo:font-weight="normal"/>
    </style:style>
    <style:style style:name="P33" style:family="paragraph" style:parent-style-name="Text_20_body" style:list-style-name="L10">
      <style:paragraph-properties fo:margin-top="0cm" fo:margin-bottom="0.661cm" style:contextual-spacing="false" fo:orphans="2" fo:widows="2" fo:padding="0cm" fo:border="none"/>
      <style:text-properties fo:font-variant="normal" fo:text-transform="none" fo:color="#7c7c7c" loext:opacity="100%" style:font-name="Poppins" fo:font-size="12pt" fo:letter-spacing="normal" fo:font-style="normal" fo:font-weight="normal"/>
    </style:style>
    <style:style style:name="P34" style:family="paragraph" style:parent-style-name="Text_20_body" style:list-style-name="L11">
      <style:paragraph-properties fo:margin-left="0cm" fo:margin-right="0cm" fo:margin-top="0cm" fo:margin-bottom="0.661cm" style:contextual-spacing="false" fo:orphans="2" fo:widows="2" fo:text-indent="0cm" style:auto-text-indent="false" fo:padding="0cm" fo:border="none"/>
      <style:text-properties fo:font-variant="normal" fo:text-transform="none" fo:color="#7c7c7c" loext:opacity="100%" style:font-name="Poppins" fo:font-size="12pt" fo:letter-spacing="normal" fo:font-style="normal" fo:font-weight="normal"/>
    </style:style>
    <style:style style:name="P35" style:family="paragraph" style:parent-style-name="Text_20_body" style:list-style-name="L11">
      <style:paragraph-properties fo:margin-top="0cm" fo:margin-bottom="0.661cm" style:contextual-spacing="false" fo:orphans="2" fo:widows="2" fo:padding="0cm" fo:border="none"/>
      <style:text-properties fo:font-variant="normal" fo:text-transform="none" fo:color="#7c7c7c" loext:opacity="100%" style:font-name="Poppins" fo:font-size="12pt" fo:letter-spacing="normal" fo:font-style="normal" fo:font-weight="normal"/>
    </style:style>
    <style:style style:name="P36" style:family="paragraph" style:parent-style-name="Text_20_body" style:list-style-name="L12">
      <style:paragraph-properties fo:margin-left="0cm" fo:margin-right="0cm" fo:margin-top="0cm" fo:margin-bottom="0.661cm" style:contextual-spacing="false" fo:orphans="2" fo:widows="2" fo:text-indent="0cm" style:auto-text-indent="false" fo:padding="0cm" fo:border="none"/>
      <style:text-properties fo:font-variant="normal" fo:text-transform="none" fo:color="#7c7c7c" loext:opacity="100%" style:font-name="Poppins" fo:font-size="12pt" fo:letter-spacing="normal" fo:font-style="normal" fo:font-weight="normal"/>
    </style:style>
    <style:style style:name="P37" style:family="paragraph" style:parent-style-name="Text_20_body" style:list-style-name="L12">
      <style:paragraph-properties fo:margin-top="0cm" fo:margin-bottom="0.661cm" style:contextual-spacing="false" fo:orphans="2" fo:widows="2" fo:padding="0cm" fo:border="none"/>
      <style:text-properties fo:font-variant="normal" fo:text-transform="none" fo:color="#7c7c7c" loext:opacity="100%" style:font-name="Poppins" fo:font-size="12pt" fo:letter-spacing="normal" fo:font-style="normal" fo:font-weight="normal"/>
    </style:style>
    <style:style style:name="P38" style:family="paragraph" style:parent-style-name="Text_20_body" style:list-style-name="L1">
      <style:paragraph-properties fo:margin-left="0cm" fo:margin-right="0cm" fo:margin-top="0cm" fo:margin-bottom="0.661cm" style:contextual-spacing="false" fo:orphans="2" fo:widows="2" fo:text-indent="0cm" style:auto-text-indent="false" fo:padding="0cm" fo:border="none"/>
      <style:text-properties fo:font-variant="normal" fo:text-transform="none" fo:color="#7c7c7c" loext:opacity="100%" style:font-name="Poppins" fo:font-size="12pt" fo:letter-spacing="normal" fo:font-style="normal" fo:font-weight="normal" officeooo:rsid="000d9fc9" officeooo:paragraph-rsid="000d9fc9"/>
    </style:style>
    <style:style style:name="P39" style:family="paragraph" style:parent-style-name="Text_20_body" style:list-style-name="L2">
      <style:paragraph-properties fo:margin-top="0cm" fo:margin-bottom="0.661cm" style:contextual-spacing="false" fo:orphans="2" fo:widows="2" fo:padding="0cm" fo:border="none"/>
      <style:text-properties fo:font-variant="normal" fo:text-transform="none" fo:color="#7c7c7c" loext:opacity="100%" style:font-name="Poppins" fo:font-size="12pt" fo:letter-spacing="normal" fo:font-style="normal" fo:font-weight="normal" officeooo:rsid="000d9fc9" officeooo:paragraph-rsid="000d9fc9"/>
    </style:style>
    <style:style style:name="P40" style:family="paragraph" style:parent-style-name="Text_20_body" style:list-style-name="L3">
      <style:paragraph-properties fo:margin-top="0cm" fo:margin-bottom="0.661cm" style:contextual-spacing="false" fo:orphans="2" fo:widows="2" fo:padding="0cm" fo:border="none"/>
      <style:text-properties fo:font-variant="normal" fo:text-transform="none" fo:color="#7c7c7c" loext:opacity="100%" style:font-name="Poppins" fo:font-size="12pt" fo:letter-spacing="normal" fo:font-style="normal" fo:font-weight="normal" officeooo:rsid="000d9fc9" officeooo:paragraph-rsid="000d9fc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12cm"/>
      </text:list-level-style-bullet>
      <text:list-level-style-bullet text:level="2" text:style-name="Bullet_20_Symbols" loext:num-list-format="%2%." style:num-suffix="." text:bullet-char="•">
        <style:list-level-properties text:space-before="0.423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12cm"/>
      </text:list-level-style-bullet>
      <text:list-level-style-bullet text:level="2" text:style-name="Bullet_20_Symbols" loext:num-list-format="%2%." style:num-suffix="." text:bullet-char="•">
        <style:list-level-properties text:space-before="0.423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12cm"/>
      </text:list-level-style-bullet>
      <text:list-level-style-bullet text:level="2" text:style-name="Bullet_20_Symbols" loext:num-list-format="%2%." style:num-suffix="." text:bullet-char="•">
        <style:list-level-properties text:space-before="0.423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12cm"/>
      </text:list-level-style-bullet>
      <text:list-level-style-bullet text:level="2" text:style-name="Bullet_20_Symbols" loext:num-list-format="%2%." style:num-suffix="." text:bullet-char="•">
        <style:list-level-properties text:space-before="0.423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12cm"/>
      </text:list-level-style-bullet>
      <text:list-level-style-bullet text:level="2" text:style-name="Bullet_20_Symbols" loext:num-list-format="%2%." style:num-suffix="." text:bullet-char="•">
        <style:list-level-properties text:space-before="0.423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12cm"/>
      </text:list-level-style-bullet>
      <text:list-level-style-bullet text:level="2" text:style-name="Bullet_20_Symbols" loext:num-list-format="%2%." style:num-suffix="." text:bullet-char="•">
        <style:list-level-properties text:space-before="0.423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12cm"/>
      </text:list-level-style-bullet>
      <text:list-level-style-bullet text:level="2" text:style-name="Bullet_20_Symbols" loext:num-list-format="%2%." style:num-suffix="." text:bullet-char="•">
        <style:list-level-properties text:space-before="0.423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12cm"/>
      </text:list-level-style-bullet>
      <text:list-level-style-bullet text:level="2" text:style-name="Bullet_20_Symbols" loext:num-list-format="%2%." style:num-suffix="." text:bullet-char="•">
        <style:list-level-properties text:space-before="0.423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12cm"/>
      </text:list-level-style-bullet>
      <text:list-level-style-bullet text:level="2" text:style-name="Bullet_20_Symbols" loext:num-list-format="%2%." style:num-suffix="." text:bullet-char="•">
        <style:list-level-properties text:space-before="0.423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12cm"/>
      </text:list-level-style-bullet>
      <text:list-level-style-bullet text:level="2" text:style-name="Bullet_20_Symbols" loext:num-list-format="%2%." style:num-suffix="." text:bullet-char="•">
        <style:list-level-properties text:space-before="0.423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12cm"/>
      </text:list-level-style-bullet>
      <text:list-level-style-bullet text:level="2" text:style-name="Bullet_20_Symbols" loext:num-list-format="%2%." style:num-suffix="." text:bullet-char="•">
        <style:list-level-properties text:space-before="0.423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12cm"/>
      </text:list-level-style-bullet>
      <text:list-level-style-bullet text:level="2" text:style-name="Bullet_20_Symbols" loext:num-list-format="%2%." style:num-suffix="." text:bullet-char="•">
        <style:list-level-properties text:space-before="0.423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Betriebssysteme</text:h>
      <text:h text:style-name="P7" text:outline-level="1">Datenbanken</text:h>
      <text:h text:style-name="P7" text:outline-level="1">Hardware</text:h>
      <text:h text:style-name="P7" text:outline-level="1">Internet</text:h>
      <text:h text:style-name="P9" text:outline-level="1">Websites</text:h>
      <text:h text:style-name="P7" text:outline-level="1">Multimedia</text:h>
      <text:h text:style-name="P7" text:outline-level="1">Netzwerk und Administration</text:h>
      <text:h text:style-name="P9" text:outline-level="1">Prozessanalyse</text:h>
      <text:h text:style-name="P8" text:outline-level="1">Softwareentwicklung</text:h>
      <text:h text:style-name="P3" text:outline-level="2">Programmierung</text:h>
      <text:h text:style-name="P3" text:outline-level="2">Software-Qualität</text:h>
      <text:h text:style-name="P3" text:outline-level="2">Datensicherung</text:h>
      <text:h text:style-name="P3" text:outline-level="2">IT-Sicherheit</text:h>
      <text:p text:style-name="P4"/>
      <text:p text:style-name="P4"/>
      <text:p text:style-name="P4"/>
      <text:h text:style-name="P1" text:outline-level="1"><text:soft-page-break/>Betriebssysteme</text:h>
      <text:list text:style-name="L1">
        <text:list-item>
          <text:p text:style-name="P10">verschiedene Betriebssysteme kennen (Linux, Windows, Android, iOS, Windows Phone)</text:p>
          <text:list>
            <text:list-item>
              <text:list>
                <text:list-item>
                  <text:p text:style-name="P11">gängige Linux-Distributionen nennen (Debian, Suse, Red Hat, Ubuntu etc.)</text:p>
                </text:list-item>
              </text:list>
            </text:list-item>
            <text:list-item>
              <text:p text:style-name="P12">Dateisysteme (FAT, NTFS, ext) </text:p>
              <text:list>
                <text:list-item>
                  <text:p text:style-name="P38">Dateibaum</text:p>
                </text:list-item>
                <text:list-item>
                  <text:p text:style-name="P11">Dateirechtesystem erklären (ugw + rwx)</text:p>
                </text:list-item>
                <text:list-item>
                  <text:p text:style-name="P11">Mounten von Laufwerken<text:tab/></text:p>
                </text:list-item>
              </text:list>
            </text:list-item>
            <text:list-item>
              <text:p text:style-name="P13">Kommandozeile vs. GUI</text:p>
              <text:list>
                <text:list-item>
                  <text:p text:style-name="P10">wichtige Befehle kennen (ls, chmod, chown, ps, grep, mount)</text:p>
                </text:list-item>
                <text:list-item>
                  <text:p text:style-name="P11">wichtige Verzeichnisse kennen (bin, boot, dev, etc, home, lib, root, sbin, var)</text:p>
                </text:list-item>
              </text:list>
            </text:list-item>
          </text:list>
        </text:list-item>
      </text:list>
      <text:h text:style-name="P1" text:outline-level="1">Datenbanken</text:h>
      <text:list text:style-name="L2">
        <text:list-item>
          <text:p text:style-name="P14">unterschiedliche Architekturen (Client/Server, Dateibasiert)</text:p>
          <text:list>
            <text:list-item>
              <text:p text:style-name="P14">unterschiedliche Ansätze (relational, Netzwerk, hierarchisch, objektorientiert)</text:p>
            </text:list-item>
            <text:list-item>
              <text:p text:style-name="P15">Eigenschaften von relationalen Datenbanken</text:p>
              <text:list>
                <text:list-item>
                  <text:p text:style-name="P15">ORM</text:p>
                </text:list-item>
                <text:list-item>
                  <text:p text:style-name="P15">NoSQL (dokumentenorientiert, spaltenorientiert, Key/Value-Store, objektorientiert, Graphendatenbank)</text:p>
                </text:list-item>
                <text:list-item>
                  <text:p text:style-name="P14">CAP-Theorem</text:p>
                </text:list-item>
                <text:list-item>
                  <text:p text:style-name="P15">Map/Reduce</text:p>
                </text:list-item>
              </text:list>
            </text:list-item>
          </text:list>
        </text:list-item>
        <text:list-item>
          <text:p text:style-name="P15">Begriffe kennen und erläutern</text:p>
          <text:list>
            <text:list-item>
              <text:list>
                <text:list-item>
                  <text:p text:style-name="P14"><text:soft-page-break/>Redundanz, Primär-/Fremdschlüssel, Datensatz, INSERT</text:p>
                </text:list-item>
              </text:list>
            </text:list-item>
          </text:list>
        </text:list-item>
        <text:list-item>
          <text:p text:style-name="P15">SQL-Abfragen</text:p>
          <text:list>
            <text:list-item>
              <text:list>
                <text:list-item>
                  <text:p text:style-name="P15">DDL, DML, DQL, DCL, TCL</text:p>
                </text:list-item>
                <text:list-item>
                  <text:p text:style-name="P15">CRUD (Create, Read, Update, Delete)</text:p>
                </text:list-item>
                <text:list-item>
                  <text:p text:style-name="P15">SELECT-Aufbau rauf und runter: FROM, WHERE, JOIN, GROUP BY, HAVING, ORDER BY</text:p>
                </text:list-item>
                <text:list-item>
                  <text:p text:style-name="P15">verschiedene Joins erklären (INNER, OUTER LEFT/RIGHT/FULL, Natural, Self)</text:p>
                </text:list-item>
                <text:list-item>
                  <text:p text:style-name="P15">Schnitt-, Vereinigungs- und Differenzmenge (INTERSECT, UNION (ALL), MINUS)</text:p>
                </text:list-item>
                <text:list-item>
                  <text:p text:style-name="P16">LIKE-Syntax (Platzhalter)</text:p>
                </text:list-item>
              </text:list>
            </text:list-item>
          </text:list>
        </text:list-item>
        <text:list-item>
          <text:p text:style-name="P39">Security</text:p>
          <text:list>
            <text:list-item>
              <text:list>
                <text:list-item>
                  <text:p text:style-name="P15">SQL Injection erläutern</text:p>
                </text:list-item>
              </text:list>
            </text:list-item>
          </text:list>
        </text:list-item>
        <text:list-item>
          <text:p text:style-name="P39">Datenbankmodelle</text:p>
          <text:list>
            <text:list-item>
              <text:list>
                <text:list-item>
                  <text:p text:style-name="P14">ER-Modelle erstellen</text:p>
                </text:list-item>
                <text:list-item>
                  <text:p text:style-name="P15">Tabellenmodelle erstellen</text:p>
                </text:list-item>
                <text:list-item>
                  <text:p text:style-name="P16">Entity-Relationship-Model und Tabellenmodell</text:p>
                </text:list-item>
                <text:list-item>
                  <text:p text:style-name="P16">Modellierung von Beziehungen (1:1, 1:n, m:n)</text:p>
                </text:list-item>
              </text:list>
            </text:list-item>
          </text:list>
        </text:list-item>
        <text:list-item>
          <text:p text:style-name="P15">Anomalien (Einfüge-, Änderungs-, Löschanomlie) erläutern</text:p>
        </text:list-item>
        <text:list-item>
          <text:p text:style-name="P15">Normalformen erläutern („the key, the whole key, and nothing but the key“)</text:p>
          <text:list>
            <text:list-item>
              <text:list>
                <text:list-item>
                  <text:p text:style-name="P14">Normalisierung von Datenbanken bis zur 3. Normalform durchführen</text:p>
                </text:list-item>
              </text:list>
            </text:list-item>
          </text:list>
        </text:list-item>
      </text:list>
      <text:h text:style-name="P1" text:outline-level="1"><text:soft-page-break/>Hardware</text:h>
      <text:list text:style-name="L3">
        <text:list-item>
          <text:p text:style-name="P17">Prozessor/CPU, Kühlung</text:p>
          <text:list>
            <text:list-item>
              <text:list>
                <text:list-item>
                  <text:p text:style-name="P17">von-Neumann-Architektur</text:p>
                </text:list-item>
                <text:list-item>
                  <text:p text:style-name="P18">ALU</text:p>
                </text:list-item>
              </text:list>
            </text:list-item>
          </text:list>
        </text:list-item>
        <text:list-item>
          <text:p text:style-name="P18">RAM-Arten und Unterschiede</text:p>
        </text:list-item>
        <text:list-item>
          <text:p text:style-name="P40">Speicher medien</text:p>
          <text:list>
            <text:list-item>
              <text:list>
                <text:list-item>
                  <text:p text:style-name="P19">Hot Swapping, Hot Spare erläutern</text:p>
                </text:list-item>
                <text:list-item>
                  <text:p text:style-name="P19">Vor-/Nachteile von SSDs</text:p>
                </text:list-item>
                <text:list-item>
                  <text:p text:style-name="P19">Eigenschaften/Unterscheidung/Vor-/Nachteile DAS, SAN und NAS</text:p>
                </text:list-item>
                <text:list-item>
                  <text:p text:style-name="P19">RAID 0, 1, 5, 10 usw., JBOD erklären</text:p>
                </text:list-item>
              </text:list>
            </text:list-item>
          </text:list>
        </text:list-item>
        <text:list-item>
          <text:p text:style-name="P18">Unterschied Stack/Heap</text:p>
        </text:list-item>
        <text:list-item>
          <text:p text:style-name="P18">Abkürzungen und Bedeutung kennen: sATA, AGP, PCI, IDE, iSCSI, SAS, USB, RAID, USV, SSD</text:p>
          <text:list>
            <text:list-item>
              <text:list>
                <text:list-item>
                  <text:p text:style-name="P17">Veraltet: ISA, SCSI, IDE: Master/Slave, Jumper</text:p>
                </text:list-item>
              </text:list>
            </text:list-item>
          </text:list>
        </text:list-item>
        <text:list-item>
          <text:p text:style-name="P18">Bluetooth, Firewire, USB</text:p>
        </text:list-item>
        <text:list-item>
          <text:p text:style-name="P18">WLAN</text:p>
          <text:list>
            <text:list-item>
              <text:list>
                <text:list-item>
                  <text:p text:style-name="P17">Hotspot, Ad-Hoc, Repeater, Access Point</text:p>
                </text:list-item>
                <text:list-item>
                  <text:p text:style-name="P18">Sicherheit (WPA, WEP, MAC-Filter, WPS)</text:p>
                </text:list-item>
              </text:list>
            </text:list-item>
          </text:list>
        </text:list-item>
        <text:list-item>
          <text:p text:style-name="P18">BIOS, CMOS, Ablauf eines Systemstarts, Sinn von BIOS-Updates</text:p>
        </text:list-item>
        <text:list-item>
          <text:p text:style-name="P18">UEFI</text:p>
        </text:list-item>
        <text:list-item>
          <text:p text:style-name="P18">Firmware, Flash-Speicher</text:p>
        </text:list-item>
        <text:list-item>
          <text:p text:style-name="P18"><text:soft-page-break/>Arten von Druckern und Scannern</text:p>
          <text:list>
            <text:list-item>
              <text:p text:style-name="P17">3D-Drucker</text:p>
            </text:list-item>
          </text:list>
        </text:list-item>
        <text:list-item>
          <text:p text:style-name="P18">Monitore</text:p>
          <text:list>
            <text:list-item>
              <text:list>
                <text:list-item>
                  <text:p text:style-name="P17">TFT, TCO, CRT, LCD</text:p>
                </text:list-item>
                <text:list-item>
                  <text:p text:style-name="P18">VGA, DVI, HDMI, DisplayPort</text:p>
                </text:list-item>
              </text:list>
            </text:list-item>
          </text:list>
        </text:list-item>
        <text:list-item>
          <text:p text:style-name="P18">Tablets und mobile Geräte</text:p>
        </text:list-item>
        <text:list-item>
          <text:p text:style-name="P18">Server-/Desktop-/Anwendungsvirtualisierung</text:p>
          <text:list>
            <text:list-item>
              <text:list>
                <text:list-item>
                  <text:p text:style-name="P17">mögliche Arten der Virtualisierung: Hypervisor, Bare-Metal, Hosted</text:p>
                </text:list-item>
              </text:list>
            </text:list-item>
          </text:list>
        </text:list-item>
        <text:list-item>
          <text:p text:style-name="P18">Container (z.B. Docker)</text:p>
          <text:list>
            <text:list-item>
              <text:list>
                <text:list-item>
                  <text:p text:style-name="P17">Unterschied zu VMs, Einsatzszenarien, Vor-/Nachteile</text:p>
                </text:list-item>
              </text:list>
            </text:list-item>
            <text:list-item>
              <text:p text:style-name="P18">PCs für bestimmte Anforderungen aus Komponenten zusammenstellen</text:p>
            </text:list-item>
          </text:list>
        </text:list-item>
        <text:list-item>
          <text:p text:style-name="P18">Green IT</text:p>
        </text:list-item>
        <text:list-item>
          <text:p text:style-name="P18">Smartphones</text:p>
        </text:list-item>
        <text:list-item>
          <text:p text:style-name="P18">Cloud Computing (Auswirkungen auf Softwareentwicklung, Hardware, Geschäftsmodelle)</text:p>
          <text:list>
            <text:list-item>
              <text:list>
                <text:list-item>
                  <text:p text:style-name="P17">Platform/Infrastructure/Software as a Service (PaaS, IaaS, SaaS)</text:p>
                </text:list-item>
              </text:list>
            </text:list-item>
          </text:list>
        </text:list-item>
        <text:list-item>
          <text:p text:style-name="P18">USB 3.0</text:p>
        </text:list-item>
        <text:list-item>
          <text:p text:style-name="P18">USV</text:p>
          <text:list>
            <text:list-item>
              <text:list>
                <text:list-item>
                  <text:p text:style-name="P17">Typen von USVen (z.B. VFI) nach DIN EN 62040-3</text:p>
                </text:list-item>
              </text:list>
            </text:list-item>
            <text:list-item>
              <text:p text:style-name="P18">Voltage Independent, Voltage and Frequency Dependent, Voltage and Frequency Independent</text:p>
            </text:list-item>
            <text:list-item>
              <text:p text:style-name="P18">Netzstörungen, vor denen USVen schützen</text:p>
            </text:list-item>
          </text:list>
        </text:list-item>
        <text:list-item>
          <text:p text:style-name="P18"><text:soft-page-break/>Arbeitsweise von RFID, Barcodes und QR-Codes erläutern</text:p>
        </text:list-item>
        <text:list-item>
          <text:p text:style-name="P18">Power over Ethernet (PoE)</text:p>
        </text:list-item>
      </text:list>
      <text:h text:style-name="P1" text:outline-level="1">Internet</text:h>
      <text:list text:style-name="L4">
        <text:list-item>
          <text:p text:style-name="P20">Aufbau von URL/URI/URN</text:p>
          <text:list>
            <text:list-item>
              <text:list>
                <text:list-item>
                  <text:p text:style-name="P20">Schema, Benutzer/Passwort, Domain, Pfad, Query, Fragment etc.</text:p>
                </text:list-item>
              </text:list>
            </text:list-item>
          </text:list>
        </text:list-item>
        <text:list-item>
          <text:p text:style-name="P21">Beispiele für Browser/Webserver/Web-Programmiersprachen/(serverseitige) Scriptsprachen</text:p>
        </text:list-item>
        <text:list-item>
          <text:p text:style-name="P21">wichtige Protokolle und Ports (HTTP, FTP, SMTP, POP3, IMAP, telnet, SMB, SSH, NTP)</text:p>
        </text:list-item>
        <text:list-item>
          <text:p text:style-name="P21">Vor-/Nachteile wichtiger Dateiformate (PDF, Bildformate)</text:p>
        </text:list-item>
        <text:list-item>
          <text:p text:style-name="P21">Ablauf beim Aufruf einer Website (Kommunikation Client/Server) und Verarbeitung bei PHP</text:p>
        </text:list-item>
        <text:list-item>
          <text:p text:style-name="P21">Sicherheit</text:p>
          <text:list>
            <text:list-item>
              <text:p text:style-name="P20">Hacker (White Hat, Black Hat), Cracker, Script-Kiddies</text:p>
            </text:list-item>
            <text:list-item>
              <text:p text:style-name="P21">Spam, Phishing, Sniffing, Spoofing, Man-in-the-Middle</text:p>
            </text:list-item>
            <text:list-item>
              <text:p text:style-name="P21">SQL-Injection, XSS, CSRF, Session Hijacking, DoS, DDoS</text:p>
            </text:list-item>
            <text:list-item>
              <text:p text:style-name="P21">Viren, Würmer, Trojaner, Hoax, Dialer (veraltet), Keylogger, Botnetze, Spyware, Adware, Ransomware, Scareware</text:p>
            </text:list-item>
            <text:list-item>
              <text:p text:style-name="P21">Backdoor, Exploit, 0-Day-Exploit, Rootkit</text:p>
            </text:list-item>
            <text:list-item>
              <text:p text:style-name="P21">Verbreitung von Viren/Würmer/Trojaner erläutern</text:p>
            </text:list-item>
          </text:list>
        </text:list-item>
      </text:list>
      <text:h text:style-name="P3" text:outline-level="2">Websites</text:h>
      <text:list text:style-name="L5">
        <text:list-item>
          <text:p text:style-name="P22">Vorteile von Internetseiten als Werbemittel</text:p>
        </text:list-item>
        <text:list-item>
          <text:p text:style-name="P23">grundlegende Kenntnisse von HTML, CSS, PHP</text:p>
        </text:list-item>
        <text:list-item>
          <text:p text:style-name="P23"><text:soft-page-break/>Responsive Webdesign (mit HTML5 + CSS3)</text:p>
        </text:list-item>
        <text:list-item>
          <text:p text:style-name="P23">ergonomische Gestaltung von Websites</text:p>
        </text:list-item>
        <text:list-item>
          <text:p text:style-name="P23">CMS</text:p>
        </text:list-item>
        <text:list-item>
          <text:p text:style-name="P23">Mindestinhalte des Impressums</text:p>
        </text:list-item>
        <text:list-item>
          <text:p text:style-name="P23">virtuelle Hosts erläutern</text:p>
        </text:list-item>
        <text:list-item>
          <text:p text:style-name="P23">Möglichkeiten zur Unterscheidung von Websites auf einem Host: IP, Hostname, Port</text:p>
        </text:list-item>
        <text:list-item>
          <text:p text:style-name="P23">Funktion von .htaccess erläutern</text:p>
        </text:list-item>
        <text:list-item>
          <text:p text:style-name="P23">dynamische Websites (CGI, ASP, JSP)</text:p>
          <text:list>
            <text:list-item>
              <text:p text:style-name="P22">Applet und Servlet unterscheiden</text:p>
            </text:list-item>
          </text:list>
        </text:list-item>
        <text:list-item>
          <text:p text:style-name="P23">Web 2.0</text:p>
          <text:list>
            <text:list-item>
              <text:p text:style-name="P22">Social Networks, Wikis, Blogs, Twitter, Forum, Podcast</text:p>
            </text:list-item>
          </text:list>
        </text:list-item>
        <text:list-item>
          <text:p text:style-name="P23">AJAX</text:p>
          <text:list>
            <text:list-item>
              <text:p text:style-name="P22">Vor-/Nachteile</text:p>
            </text:list-item>
            <text:list-item>
              <text:p text:style-name="P23">Funktionsweise</text:p>
            </text:list-item>
          </text:list>
        </text:list-item>
        <text:list-item>
          <text:p text:style-name="P23">REST</text:p>
        </text:list-item>
        <text:list-item>
          <text:p text:style-name="P23">RIA</text:p>
        </text:list-item>
        <text:list-item>
          <text:p text:style-name="P23">JavaScript</text:p>
          <text:list>
            <text:list-item>
              <text:p text:style-name="P22">jQuery und andere Frameworks</text:p>
            </text:list-item>
          </text:list>
        </text:list-item>
        <text:list-item>
          <text:p text:style-name="P23">HTML5, CSS3</text:p>
          <text:list>
            <text:list-item>
              <text:p text:style-name="P22">Audio-/Videoeinbettung/-unterstützung</text:p>
            </text:list-item>
          </text:list>
        </text:list-item>
        <text:list-item>
          <text:p text:style-name="P23">Anforderungen durch Mobilgeräte</text:p>
        </text:list-item>
      </text:list>
      <text:h text:style-name="P5" text:outline-level="1"><text:soft-page-break/></text:h>
      <text:h text:style-name="P1" text:outline-level="1">Multimedia</text:h>
      <text:list text:style-name="L6">
        <text:list-item>
          <text:p text:style-name="P24">Kompression</text:p>
          <text:list>
            <text:list-item>
              <text:p text:style-name="P24">verlustbehaftet vs. verlustfrei</text:p>
            </text:list-item>
            <text:list-item>
              <text:p text:style-name="P25">ZIP</text:p>
            </text:list-item>
            <text:list-item>
              <text:p text:style-name="P25">Huffman-Code</text:p>
            </text:list-item>
          </text:list>
        </text:list-item>
        <text:list-item>
          <text:p text:style-name="P25">Datenraten von verschiedenen Laufwerken: Festplatte (HDD/SSD), CD, DVD, BlueRay</text:p>
        </text:list-item>
        <text:list-item>
          <text:p text:style-name="P25">Audiobearbeitung</text:p>
          <text:list>
            <text:list-item>
              <text:p text:style-name="P24">Sampling(-rate, -tiefe)</text:p>
            </text:list-item>
            <text:list-item>
              <text:p text:style-name="P25">MP3</text:p>
            </text:list-item>
          </text:list>
        </text:list-item>
        <text:list-item>
          <text:p text:style-name="P25">Bildbearbeitung</text:p>
          <text:list>
            <text:list-item>
              <text:p text:style-name="P24">Unterschied Raster-/Vektorgrafik</text:p>
            </text:list-item>
            <text:list-item>
              <text:p text:style-name="P25">Auflösung</text:p>
            </text:list-item>
            <text:list-item>
              <text:p text:style-name="P25">GIF, JPG/JPEG, TIF, PNG, SVG, MPEG</text:p>
            </text:list-item>
            <text:list-item>
              <text:p text:style-name="P25">OCR</text:p>
            </text:list-item>
          </text:list>
        </text:list-item>
        <text:list-item>
          <text:p text:style-name="P25">Video</text:p>
          <text:list>
            <text:list-item>
              <text:p text:style-name="P24">HD/UltraHD/4K</text:p>
            </text:list-item>
            <text:list-item>
              <text:p text:style-name="P25">3D-/HD-TV, BlueRay</text:p>
            </text:list-item>
            <text:list-item>
              <text:p text:style-name="P25">Kompressionsverfahren</text:p>
            </text:list-item>
          </text:list>
        </text:list-item>
        <text:list-item>
          <text:p text:style-name="P25">Zeichensätze kennen und Unterschiede aufzeigen</text:p>
          <text:list>
            <text:list-item>
              <text:p text:style-name="P24">ASCII, Unicode, UTF-8 kennen und erklären</text:p>
            </text:list-item>
          </text:list>
        </text:list-item>
        <text:list-item>
          <text:p text:style-name="P25"><text:soft-page-break/>XML</text:p>
          <text:list>
            <text:list-item>
              <text:p text:style-name="P24">Wohlgeformtheit, Validität</text:p>
            </text:list-item>
            <text:list-item>
              <text:p text:style-name="P25">Parser, Serialisierer</text:p>
            </text:list-item>
            <text:list-item>
              <text:p text:style-name="P25">SAX, DOM</text:p>
            </text:list-item>
            <text:list-item>
              <text:p text:style-name="P25">vs. SGML, HTML, CSV, JSON, YAML etc.</text:p>
            </text:list-item>
            <text:list-item>
              <text:p text:style-name="P25">DTD, Schema, RelaxNG, Schematron</text:p>
            </text:list-item>
            <text:list-item>
              <text:p text:style-name="P25">XSLT, XSL-FO</text:p>
            </text:list-item>
          </text:list>
        </text:list-item>
        <text:list-item>
          <text:p text:style-name="P25">Sinn von Prüfziffern (z.B. EAN, IBAN)</text:p>
          <text:list>
            <text:list-item>
              <text:p text:style-name="P24">Längs-/Querparität berechnen</text:p>
            </text:list-item>
          </text:list>
        </text:list-item>
        <text:list-item>
          <text:p text:style-name="P25">mögliche Aufgaben</text:p>
          <text:list>
            <text:list-item>
              <text:p text:style-name="P24">Dateigrößen von Bildern/Audio/Videos berechnen</text:p>
            </text:list-item>
          </text:list>
        </text:list-item>
      </text:list>
      <text:h text:style-name="P1" text:outline-level="1">Netzwerk und Administration</text:h>
      <text:list text:style-name="L7">
        <text:list-item>
          <text:p text:style-name="P26">Methoden zur Namensauflösung erklären (DNS, hosts)</text:p>
          <text:list>
            <text:list-item>
              <text:p text:style-name="P26">DNS-Konfiguration</text:p>
            </text:list-item>
            <text:list-item>
              <text:p text:style-name="P27">DNS-Einträge: A, AAAA, NS, PTR, MX, SOA, CNAME</text:p>
            </text:list-item>
          </text:list>
        </text:list-item>
        <text:list-item>
          <text:p text:style-name="P27">DNS, DHCP, WINS, ARP, Subnetting, Topologien</text:p>
          <text:list>
            <text:list-item>
              <text:p text:style-name="P26">Ablauf beim DHCP-Lease (Discover -&gt; Offer -&gt; Request -&gt; Acknowledge)</text:p>
            </text:list-item>
            <text:list-item>
              <text:p text:style-name="P27">ping (ICMP)</text:p>
            </text:list-item>
            <text:list-item>
              <text:p text:style-name="P27">MAC vs. IP</text:p>
            </text:list-item>
          </text:list>
        </text:list-item>
        <text:list-item>
          <text:p text:style-name="P27">IPv4, IPv6, A/B/C-Klassennetze</text:p>
          <text:list>
            <text:list-item>
              <text:p text:style-name="P26">öffentliche/private IP-Adressen</text:p>
            </text:list-item>
          </text:list>
        </text:list-item>
        <text:list-item>
          <text:p text:style-name="P27"><text:soft-page-break/>Protokolle mit Port-Nummern (HTTP, HTTPS, FTP, SMTP, POP3, IMAP, DNS, SMB, Telnet, SSH)</text:p>
        </text:list-item>
        <text:list-item>
          <text:p text:style-name="P27">Unterschiede IMAP/POP3, SMTP</text:p>
        </text:list-item>
        <text:list-item>
          <text:p text:style-name="P27">Routing</text:p>
        </text:list-item>
        <text:list-item>
          <text:p text:style-name="P27">Firewall</text:p>
          <text:list>
            <text:list-item>
              <text:p text:style-name="P26">Packet Inspection, Port-Forwarding</text:p>
            </text:list-item>
          </text:list>
        </text:list-item>
        <text:list-item>
          <text:p text:style-name="P27">Proxy-Server (Squid)</text:p>
          <text:list>
            <text:list-item>
              <text:p text:style-name="P26">dedicated, circuit level</text:p>
            </text:list-item>
          </text:list>
        </text:list-item>
        <text:list-item>
          <text:p text:style-name="P27">Sicherheitsmaßnahmen</text:p>
          <text:list>
            <text:list-item>
              <text:p text:style-name="P26">Vorteile von SSH</text:p>
            </text:list-item>
            <text:list-item>
              <text:p text:style-name="P27">Unterschied HTTP/HTTPS</text:p>
            </text:list-item>
          </text:list>
        </text:list-item>
        <text:list-item>
          <text:p text:style-name="P27">Struktur eines Class-C-Netzes erläutern</text:p>
        </text:list-item>
        <text:list-item>
          <text:p text:style-name="P27">Funktionsweise und Vorteile von VPN beschreiben</text:p>
          <text:list>
            <text:list-item>
              <text:p text:style-name="P26">Protokolle/Ports, Verschlüsselungsverfahren</text:p>
            </text:list-item>
            <text:list-item>
              <text:p text:style-name="P27">L2TP, PPTP, IPSec</text:p>
            </text:list-item>
          </text:list>
        </text:list-item>
        <text:list-item>
          <text:p text:style-name="P27">ISDN, ADSL, SDSL, VDSL, UMTS, LTE</text:p>
          <text:list>
            <text:list-item>
              <text:p text:style-name="P26">Datenraten, Technik</text:p>
            </text:list-item>
          </text:list>
        </text:list-item>
        <text:list-item>
          <text:p text:style-name="P27">FDDI (Lichtwelle)/Ethernet beschreiben</text:p>
        </text:list-item>
        <text:list-item>
          <text:p text:style-name="P27">Netzwerkhardware (Hub, Bridge, Switch, Router) mit Zuordnung zu ISO-Schichten</text:p>
          <text:list>
            <text:list-item>
              <text:p text:style-name="P26">Switches/Hubs unterscheiden</text:p>
            </text:list-item>
          </text:list>
        </text:list-item>
        <text:list-item>
          <text:p text:style-name="P27">Serverarten nennen (z.B. Print-/Fileserver)</text:p>
          <text:list>
            <text:list-item>
              <text:p text:style-name="P26">Aufbau, Vor-/Nachteile Terminalserver erläutern</text:p>
            </text:list-item>
          </text:list>
        </text:list-item>
        <text:list-item>
          <text:p text:style-name="P27"><text:soft-page-break/>Clustering, Load Balancing</text:p>
          <text:list>
            <text:list-item>
              <text:p text:style-name="P26">Round Robin</text:p>
            </text:list-item>
          </text:list>
        </text:list-item>
        <text:list-item>
          <text:p text:style-name="P27">RDP/ICA/VNC unterscheiden</text:p>
        </text:list-item>
        <text:list-item>
          <text:p text:style-name="P27">ISO/OSI-Modell (7 Schichten) im Vergleich zum TCP/IP-Modell (4 Schichten)</text:p>
        </text:list-item>
        <text:list-item>
          <text:p text:style-name="P27">TCP vs. UDP</text:p>
          <text:list>
            <text:list-item>
              <text:p text:style-name="P26">TCP-Handshake, 3-Way-Handshake</text:p>
            </text:list-item>
          </text:list>
        </text:list-item>
        <text:list-item>
          <text:p text:style-name="P27">Client/Server vs. P2P</text:p>
          <text:list>
            <text:list-item>
              <text:p text:style-name="P26">File Sharing</text:p>
            </text:list-item>
          </text:list>
        </text:list-item>
        <text:list-item>
          <text:p text:style-name="P27">primäre/sekundäre/tertiäre Verkabelung</text:p>
          <text:list>
            <text:list-item>
              <text:p text:style-name="P26">Kabeltypen</text:p>
            </text:list-item>
            <text:list-item>
              <text:p text:style-name="P27">Simplex, Halb-/Vollduplex</text:p>
            </text:list-item>
            <text:list-item>
              <text:p text:style-name="P27">10/100/1000Base-T</text:p>
            </text:list-item>
            <text:list-item>
              <text:p text:style-name="P27">Twisted Pair, CAT5e/6/7 etc.</text:p>
            </text:list-item>
            <text:list-item>
              <text:p text:style-name="P27">Fibre Channel, Lichtwellenleiter</text:p>
            </text:list-item>
            <text:list-item>
              <text:p text:style-name="P27">DIN EN 50173-1</text:p>
            </text:list-item>
            <text:list-item>
              <text:p text:style-name="P27">EM-Verträglichkeit</text:p>
            </text:list-item>
          </text:list>
        </text:list-item>
        <text:list-item>
          <text:p text:style-name="P27">CSMA/CD, Token</text:p>
        </text:list-item>
        <text:list-item>
          <text:p text:style-name="P27">VLAN</text:p>
          <text:list>
            <text:list-item>
              <text:p text:style-name="P26">statisch/dynamisch, tagged/untagged</text:p>
            </text:list-item>
          </text:list>
        </text:list-item>
        <text:list-item>
          <text:p text:style-name="P27">VoIP, QoS, SIP</text:p>
        </text:list-item>
        <text:list-item>
          <text:p text:style-name="P27">Authentifizierung vs. Autorisierung</text:p>
          <text:list>
            <text:list-item>
              <text:p text:style-name="P26"><text:soft-page-break/>Warum sollten sich Benutzer ggü. Systemen authentifizieren?</text:p>
            </text:list-item>
          </text:list>
        </text:list-item>
        <text:list-item>
          <text:p text:style-name="P27">mögliche Aufgaben</text:p>
          <text:list>
            <text:list-item>
              <text:p text:style-name="P26">Netzwerk konzipieren (Router, Firewall, Clients)</text:p>
            </text:list-item>
          </text:list>
        </text:list-item>
      </text:list>
      <text:h text:style-name="P1" text:outline-level="1">Softwareentwicklung</text:h>
      <text:list text:style-name="L8">
        <text:list-item>
          <text:p text:style-name="P28">Arten von Software unterscheiden (Individual-/Branchensoftware)</text:p>
          <text:list>
            <text:list-item>
              <text:p text:style-name="P28">ERP, CRM, CAD, CMS, DMS, PPS, ECM</text:p>
            </text:list-item>
          </text:list>
        </text:list-item>
        <text:list-item>
          <text:p text:style-name="P29">Unterschied prozedurale/objektorientierte Entwicklung/Modellierung</text:p>
        </text:list-item>
        <text:list-item>
          <text:p text:style-name="P29">Prinzipien der OOP</text:p>
          <text:list>
            <text:list-item>
              <text:p text:style-name="P28">Begriffe der OOP erläutern: Attribut, Nachricht/Methodenaufruf, Persistenz, Schnittstelle/API/Interface, Polymorphie, Vererbung</text:p>
            </text:list-item>
            <text:list-item>
              <text:p text:style-name="P29">Bestandteile von Klassen</text:p>
            </text:list-item>
            <text:list-item>
              <text:p text:style-name="P29">Unterschied Klasse/Objekt</text:p>
            </text:list-item>
            <text:list-item>
              <text:p text:style-name="P29">Unterschied Klasse/Interface</text:p>
            </text:list-item>
            <text:list-item>
              <text:p text:style-name="P29">Erklärung Klassenbibliothek</text:p>
            </text:list-item>
            <text:list-item>
              <text:p text:style-name="P29">Klassenbeziehungen: Assoziation, Aggregation, Komposition, Spezialisierung, Generalisierung</text:p>
            </text:list-item>
          </text:list>
        </text:list-item>
        <text:list-item>
          <text:p text:style-name="P29">Software-Architektur</text:p>
          <text:list>
            <text:list-item>
              <text:p text:style-name="P28">Layers/Schichten/3-Tier, MVC, MVVM, SOA, Microservices, REST, Pipes and Filters, Monolith</text:p>
            </text:list-item>
            <text:list-item>
              <text:p text:style-name="P29">Zustandslosigkeit, lose Kopplung</text:p>
            </text:list-item>
          </text:list>
        </text:list-item>
        <text:list-item>
          <text:p text:style-name="P29">Bottom-Up- und Top-Down-Verfahren bei der Modellierung erläutern</text:p>
        </text:list-item>
        <text:list-item>
          <text:p text:style-name="P29">Funktion/Vorteile der Modularisierung von Programmen</text:p>
        </text:list-item>
        <text:list-item>
          <text:p text:style-name="P29"><text:soft-page-break/>wichtige UML-Diagramme (UseCase-, Klassen-, Sequenz-, Aktivitätsdiagramm, Zustandsautomaten, Komponentendiagramm, Verteilungsdiagramm) kennen und Einsatzgebiete erläutern</text:p>
        </text:list-item>
        <text:list-item>
          <text:p text:style-name="P29">Design Patterns kennen/erklären</text:p>
          <text:list>
            <text:list-item>
              <text:p text:style-name="P28">Singleton, Observer, Factory, Adapter, Iterator, Strategy, Decorator, Template Method, Registry, MVC</text:p>
            </text:list-item>
          </text:list>
        </text:list-item>
        <text:list-item>
          <text:p text:style-name="P29">Methoden zur Dokumentation</text:p>
        </text:list-item>
        <text:list-item>
          <text:p text:style-name="P29">Eigenschaften eines Versionsverwaltungssystems beschreiben</text:p>
          <text:list>
            <text:list-item>
              <text:p text:style-name="P28">SVN, CVS, TFS mit Source Safe, Git</text:p>
            </text:list-item>
            <text:list-item>
              <text:p text:style-name="P29">VCS vs. DVCS</text:p>
            </text:list-item>
          </text:list>
        </text:list-item>
        <text:list-item>
          <text:p text:style-name="P29">Continuous Integration/Deployment</text:p>
        </text:list-item>
        <text:list-item>
          <text:p text:style-name="P29">Entwicklungsprozesse</text:p>
          <text:list>
            <text:list-item>
              <text:p text:style-name="P28">Wasserfall, V-Modell (XT), Spiralmodell, Scrum, Extreme Programming, Kanban</text:p>
            </text:list-item>
          </text:list>
        </text:list-item>
        <text:list-item>
          <text:p text:style-name="P29">mögliche Aufgaben</text:p>
          <text:list>
            <text:list-item>
              <text:p text:style-name="P28">gegebene Klassen in ein Klassendiagramm eintragen (inkl. Beziehungstypen und Kardinalitäten)</text:p>
            </text:list-item>
            <text:list-item>
              <text:p text:style-name="P29">Klassendiagramm vervollständigen</text:p>
            </text:list-item>
            <text:list-item>
              <text:p text:style-name="P29">Use-Case-Diagramm erstellen</text:p>
            </text:list-item>
          </text:list>
        </text:list-item>
        <text:list-item>
          <text:p text:style-name="P29">Anforderungen durch Mobilgeräte</text:p>
          <text:list>
            <text:list-item>
              <text:p text:style-name="P28">Offline-Fähigkeit, Deployment auf mehrere Plattformen, verschiedene Programmiersprachen, native Apps vs. HTML5/JavaScript, geringe Bandbreiten, kleine Auflösungen</text:p>
            </text:list-item>
          </text:list>
        </text:list-item>
      </text:list>
      <text:h text:style-name="P3" text:outline-level="2">Programmierung</text:h>
      <text:list text:style-name="L9">
        <text:list-item>
          <text:p text:style-name="P30">Programmierparadigmen: unstrukturiert, strukturiert, prozedural, funktional, OO, logisch</text:p>
        </text:list-item>
        <text:list-item>
          <text:p text:style-name="P31"><text:soft-page-break/>Eigenschaften funktionaler Programmierung: Functions as „First Class Citizens“, Pure Functions, Higher Order Functions, Immutability, Fokus auf Rekursion (Tail Call Optimization), Pattern Matching</text:p>
        </text:list-item>
        <text:list-item>
          <text:p text:style-name="P31">Typisierung: stark vs. schwach, statisch vs. dynamisch</text:p>
        </text:list-item>
        <text:list-item>
          <text:p text:style-name="P31">Klassifizierung von Programmiersprachen anhand von Typisierung, Paradigma, Compiler/Interpreter, Abstraktionsniveau, C-ähnlich oder nicht</text:p>
        </text:list-item>
        <text:list-item>
          <text:p text:style-name="P31">deklarativ vs. imperativ</text:p>
        </text:list-item>
        <text:list-item>
          <text:p text:style-name="P31">synchrone vs. asynchrone Programmierung</text:p>
        </text:list-item>
        <text:list-item>
          <text:p text:style-name="P31">Herausforderungen paralleler Programmierung</text:p>
        </text:list-item>
        <text:list-item>
          <text:p text:style-name="P31">Unterschied Interpreter/Compiler</text:p>
        </text:list-item>
        <text:list-item>
          <text:p text:style-name="P31">3GL/4GL</text:p>
        </text:list-item>
        <text:list-item>
          <text:p text:style-name="P31">die gängigen Programmiersprachen kennen (PHP, Perl, Java, C, C++, C#, JavaScript, Delphi, Visual Basic, VBA, Ruby, Python, Cobol, F#, Lisp, Prolog, Assembler)</text:p>
          <text:list>
            <text:list-item>
              <text:p text:style-name="P30">Unterschiede bei der Programmierung/Ausführungsgeschwindigkeit in C, Java und JavaScript</text:p>
            </text:list-item>
          </text:list>
        </text:list-item>
        <text:list-item>
          <text:p text:style-name="P31">Rekursion</text:p>
        </text:list-item>
        <text:list-item>
          <text:p text:style-name="P31">Unterschied syntaktische/semantische Fehler</text:p>
        </text:list-item>
        <text:list-item>
          <text:p text:style-name="P31">Benutzereingaben sinnvoll validieren</text:p>
        </text:list-item>
        <text:list-item>
          <text:p text:style-name="P31">Generische Klassen</text:p>
          <text:list>
            <text:list-item>
              <text:p text:style-name="P30">Vorteile generischer Container (Templates in C++) gegenüber Arrays</text:p>
            </text:list-item>
          </text:list>
        </text:list-item>
        <text:list-item>
          <text:p text:style-name="P31">Unterschied statische/nicht-statische Methoden</text:p>
        </text:list-item>
        <text:list-item>
          <text:p text:style-name="P31">Kontrollstrukturen</text:p>
          <text:list>
            <text:list-item>
              <text:p text:style-name="P30">allgemeine Programmstrukturen identifizieren/erläutern (Schleifen etc.)</text:p>
            </text:list-item>
            <text:list-item>
              <text:p text:style-name="P31"><text:soft-page-break/>grundlegende Kontrollstrukturen in allen Diagrammformen (PAP (Programmablaufplan), Nassi-Schneiderman/Struktogramm) darstellen können</text:p>
            </text:list-item>
            <text:list-item>
              <text:p text:style-name="P31">Merkmale/Unterschiede von Kontrollstrukturen (Schleifen, Fallunterscheidungen)</text:p>
            </text:list-item>
            <text:list-item>
              <text:p text:style-name="P31">Zustandsübergänge eines Zustandsautomaten abbilden</text:p>
            </text:list-item>
          </text:list>
        </text:list-item>
        <text:list-item>
          <text:p text:style-name="P31">Entscheidungstabelle ausfüllen</text:p>
        </text:list-item>
        <text:list-item>
          <text:p text:style-name="P31">Datenstrukturen</text:p>
          <text:list>
            <text:list-item>
              <text:p text:style-name="P30">Queue, Bäume, Stack, Heap</text:p>
            </text:list-item>
          </text:list>
        </text:list-item>
        <text:list-item>
          <text:p text:style-name="P31">Algorithmen als PAP/Struktogramm/Pseudocode darstellen</text:p>
        </text:list-item>
        <text:list-item>
          <text:p text:style-name="P31">Reguläre Ausdrücke zur Textanalyse erstellen</text:p>
        </text:list-item>
        <text:list-item>
          <text:p text:style-name="P31">mögliche Aufgaben</text:p>
          <text:list>
            <text:list-item>
              <text:p text:style-name="P30">Fehler in Programmcode finden (C)</text:p>
            </text:list-item>
            <text:list-item>
              <text:p text:style-name="P31">Algorithmen implementieren/durchspielen</text:p>
            </text:list-item>
            <text:list-item>
              <text:p text:style-name="P31">Mittelwert</text:p>
            </text:list-item>
            <text:list-item>
              <text:p text:style-name="P31">doppelte Einträge in einem Array finden/löschen</text:p>
            </text:list-item>
            <text:list-item>
              <text:p text:style-name="P31">Dateibäume rekursiv kopieren</text:p>
            </text:list-item>
            <text:list-item>
              <text:p text:style-name="P31">(Zinses-)Zinsberechnung</text:p>
            </text:list-item>
            <text:list-item>
              <text:p text:style-name="P31">Planen eines regelmäßigen Backups</text:p>
            </text:list-item>
            <text:list-item>
              <text:p text:style-name="P31">Ablauf einer Benutzerauthentifizierung an einer Website</text:p>
            </text:list-item>
            <text:list-item>
              <text:p text:style-name="P31">Abbuchen von einem Konto</text:p>
            </text:list-item>
          </text:list>
        </text:list-item>
      </text:list>
      <text:h text:style-name="P3" text:outline-level="2">Software-Qualität</text:h>
      <text:list text:style-name="L10">
        <text:list-item>
          <text:p text:style-name="P32">Definition Software-Qualität</text:p>
        </text:list-item>
        <text:list-item>
          <text:p text:style-name="P33"><text:soft-page-break/>Software-Qualitätsmerkmale nach ISO 9126 nennen und erläutern</text:p>
          <text:list>
            <text:list-item>
              <text:p text:style-name="P32">Funktionalität, Portabilität, Wartbarkeit, Effizienz, Zuverlässigkeit, Benutzbarkeit</text:p>
            </text:list-item>
            <text:list-item>
              <text:p text:style-name="P33">https://de.wikipedia.org/wiki/ISO/IEC_9126#/media/Datei:ISO_9126_quality_(de).svg</text:p>
            </text:list-item>
          </text:list>
        </text:list-item>
        <text:list-item>
          <text:p text:style-name="P33">Klassifizierung von Testverfahren</text:p>
          <text:list>
            <text:list-item>
              <text:p text:style-name="P32">Wer testet?</text:p>
            </text:list-item>
            <text:list-item>
              <text:p text:style-name="P33">Mensch (manuell) vs. Maschine (automatisch)</text:p>
            </text:list-item>
            <text:list-item>
              <text:p text:style-name="P33">Entwickler vs. Benutzer</text:p>
            </text:list-item>
            <text:list-item>
              <text:p text:style-name="P33">Was wird getestet?</text:p>
            </text:list-item>
            <text:list-item>
              <text:p text:style-name="P33">Komponente (Unit-Test) vs. Integration vs. System</text:p>
            </text:list-item>
            <text:list-item>
              <text:p text:style-name="P33">Wie wird getestet?</text:p>
            </text:list-item>
            <text:list-item>
              <text:p text:style-name="P33">Bottom-Up vs. Top-Down</text:p>
            </text:list-item>
            <text:list-item>
              <text:p text:style-name="P33">statisch (Kompilierzeit) vs. dynamisch (Laufzeit)</text:p>
            </text:list-item>
            <text:list-item>
              <text:p text:style-name="P33">ohne Kenntnis des Codes (Blackbox) vs. mit Kenntnis des Codes (Whitebox)</text:p>
            </text:list-item>
            <text:list-item>
              <text:p text:style-name="P33">explorativ</text:p>
            </text:list-item>
            <text:list-item>
              <text:p text:style-name="P33">Wann wird getestet?</text:p>
            </text:list-item>
            <text:list-item>
              <text:p text:style-name="P33">Vor vs. nach der Entwicklung</text:p>
            </text:list-item>
            <text:list-item>
              <text:p text:style-name="P33">Abnahmetest</text:p>
            </text:list-item>
            <text:list-item>
              <text:p text:style-name="P33">Warum wird getestet?</text:p>
            </text:list-item>
            <text:list-item>
              <text:p text:style-name="P33">Regressionstest</text:p>
            </text:list-item>
            <text:list-item>
              <text:p text:style-name="P33">Lasttest</text:p>
            </text:list-item>
            <text:list-item>
              <text:p text:style-name="P33">Smoketest</text:p>
            </text:list-item>
          </text:list>
        </text:list-item>
        <text:list-item>
          <text:p text:style-name="P33"><text:soft-page-break/>Methoden zur Ermittlung von Testfällen</text:p>
          <text:list>
            <text:list-item>
              <text:p text:style-name="P32">Anweisungsüberdeckung/Zweigüberdeckung</text:p>
            </text:list-item>
            <text:list-item>
              <text:p text:style-name="P33">Äquivalenzklassen</text:p>
            </text:list-item>
            <text:list-item>
              <text:p text:style-name="P33">Grenzwertanalyse</text:p>
            </text:list-item>
          </text:list>
        </text:list-item>
        <text:list-item>
          <text:p text:style-name="P33">Testpyramide</text:p>
        </text:list-item>
        <text:list-item>
          <text:p text:style-name="P33">Maßnahmen zur Qualitätssicherung (Audits, Reviews, Testmethoden, Entwicklungsprozess)</text:p>
        </text:list-item>
        <text:list-item>
          <text:p text:style-name="P33">Stubs vs. Mocks</text:p>
        </text:list-item>
      </text:list>
      <text:h text:style-name="P3" text:outline-level="2">Datensicherung</text:h>
      <text:list text:style-name="L11">
        <text:list-item>
          <text:p text:style-name="P34">Abgrenzung Datenschutz, Datensicherheit, Datensicherung</text:p>
        </text:list-item>
        <text:list-item>
          <text:p text:style-name="P35">Backup</text:p>
          <text:list>
            <text:list-item>
              <text:p text:style-name="P34">Medien nennen und erläutern</text:p>
            </text:list-item>
            <text:list-item>
              <text:p text:style-name="P35">inkrementell/differentiell/voll</text:p>
            </text:list-item>
            <text:list-item>
              <text:p text:style-name="P35">Generationenprinzip, Großvater/Vater/Sohn</text:p>
            </text:list-item>
            <text:list-item>
              <text:p text:style-name="P35">hot/cold</text:p>
            </text:list-item>
            <text:list-item>
              <text:p text:style-name="P35">Wie erkennt die Software, welche Daten zu sichern sind?</text:p>
            </text:list-item>
            <text:list-item>
              <text:p text:style-name="P35">schützenswerte Daten</text:p>
            </text:list-item>
            <text:list-item>
              <text:p text:style-name="P35">mögliche Gründe für Datenverluste auf Servern erläutern und Gegenmaßnahmen vorschlagen</text:p>
            </text:list-item>
            <text:list-item>
              <text:p text:style-name="P35">Folgen von Datenverlust, Auswirkungen von Datenverlusten für das Unternehmen erläutern</text:p>
            </text:list-item>
            <text:list-item>
              <text:p text:style-name="P35">Maßnahmen der Mitarbeiter zur Vermeidung von Datenverlusten erläutern</text:p>
            </text:list-item>
            <text:list-item>
              <text:p text:style-name="P35"><text:soft-page-break/>Kriterien bei der Auswahl von Backupmedien: Lebensdauer, Zugriffsgeschwindigkeit, Kosten, Störanfälligkeit, Kapazität</text:p>
            </text:list-item>
          </text:list>
        </text:list-item>
        <text:list-item>
          <text:p text:style-name="P35">Archivierung (rechtliche Vorgaben, Unterschied zu Backup, technologische Anforderungen)</text:p>
        </text:list-item>
        <text:list-item>
          <text:p text:style-name="P35">mögliche Aufgaben</text:p>
          <text:list>
            <text:list-item>
              <text:p text:style-name="P34">Dauer einer Datensicherung berechnen</text:p>
            </text:list-item>
          </text:list>
        </text:list-item>
      </text:list>
      <text:h text:style-name="P3" text:outline-level="2">IT-Sicherheit</text:h>
      <text:list text:style-name="L12">
        <text:list-item>
          <text:p text:style-name="P36">Abgrenzung Datenschutz, Datensicherheit, Datensicherung</text:p>
        </text:list-item>
        <text:list-item>
          <text:p text:style-name="P37">Grundbegriffe erklären/abgrenzen</text:p>
          <text:list>
            <text:list-item>
              <text:p text:style-name="P36">Hacker (White Hat, Black Hat), Cracker, Script-Kiddies</text:p>
            </text:list-item>
            <text:list-item>
              <text:p text:style-name="P37">Spam, Phishing, Sniffing, Spoofing, Man-in-the-Middle</text:p>
            </text:list-item>
            <text:list-item>
              <text:p text:style-name="P37">Viren, Würmer, Trojaner, Hoax, Dialer (veraltet), Keylogger, Botnetze, Spyware, Adware, Ransomware, Scareware</text:p>
            </text:list-item>
            <text:list-item>
              <text:p text:style-name="P37">Authentifizierung vs. Autorisierung</text:p>
            </text:list-item>
            <text:list-item>
              <text:p text:style-name="P37">Schutzziele: Authentizität, Integrität, Vertraulichkeit</text:p>
            </text:list-item>
            <text:list-item>
              <text:p text:style-name="P37">Biometrie, 2-Faktor-Authentifizierung, Passwortrichtlinien, Verhaltensregeln</text:p>
            </text:list-item>
          </text:list>
        </text:list-item>
        <text:list-item>
          <text:p text:style-name="P37">Verschiedene Maßnahmen zur IT-Sicherheit (logisch, elektrisch, organisatorisch, physikalisch) erklären und vorschlagen</text:p>
        </text:list-item>
        <text:list-item>
          <text:p text:style-name="P37">Vorgaben zur IT-Sicherheit kennen, z.B. IT-Grundschutz</text:p>
        </text:list-item>
        <text:list-item>
          <text:p text:style-name="P37">Maßnahmen zur Härtung von Betriebssystemen</text:p>
        </text:list-item>
        <text:list-item>
          <text:p text:style-name="P37">Konkrete Absicherung von Clients und Servern (z.B. Firewalls, Virenscanner, Berechtigungen)</text:p>
        </text:list-item>
        <text:list-item>
          <text:p text:style-name="P37">Arten und Funktionsweise von Firewalls</text:p>
          <text:list>
            <text:list-item>
              <text:p text:style-name="P36">Packet Filter, Stateful Packet Inspection, Application Firewall</text:p>
            </text:list-item>
          </text:list>
        </text:list-item>
        <text:list-item>
          <text:p text:style-name="P37"><text:soft-page-break/>Sinn und Aufbau einer DMZ</text:p>
          <text:list>
            <text:list-item>
              <text:p text:style-name="P36">Port Forwarding erklären</text:p>
            </text:list-item>
          </text:list>
        </text:list-item>
        <text:list-item>
          <text:p text:style-name="P37">Maßnahmen zur Angriffserkennung, z.B. Monitoring, Honeypot</text:p>
        </text:list-item>
        <text:list-item>
          <text:p text:style-name="P37">Angriffsmöglichkeiten gegen Anwendungen abgrenzen</text:p>
          <text:list>
            <text:list-item>
              <text:p text:style-name="P36">SQL-Injection, XSS, CSRF, Session Hijacking, DoS, DDoS</text:p>
            </text:list-item>
          </text:list>
        </text:list-item>
        <text:list-item>
          <text:p text:style-name="P37">Absicherungsmaßnahmen für WLANs</text:p>
          <text:list>
            <text:list-item>
              <text:p text:style-name="P36">WPA, WEP, MAC-Filter, WPS</text:p>
            </text:list-item>
          </text:list>
        </text:list-item>
        <text:list-item>
          <text:p text:style-name="P37">Weitere Konzepte/Maßnahmen für die Absicherung von Netzwerken</text:p>
          <text:list>
            <text:list-item>
              <text:p text:style-name="P36">VLANs, VPN, Proxyserver (dedicated, circuit level), IDS, Subnetting</text:p>
            </text:list-item>
            <text:list-item>
              <text:p text:style-name="P37">Vorteile von SSH</text:p>
            </text:list-item>
            <text:list-item>
              <text:p text:style-name="P37">Unterschied HTTP/HTTPS</text:p>
            </text:list-item>
          </text:list>
        </text:list-item>
        <text:list-item>
          <text:p text:style-name="P37">Passwörter, PINs, TANs, Captchas erklären und Komplexität/Sicherheit berechnen</text:p>
        </text:list-item>
        <text:list-item>
          <text:p text:style-name="P37">Kryptographie</text:p>
          <text:list>
            <text:list-item>
              <text:p text:style-name="P36">symmetrische vs. asymmetrische Verschlüsselung</text:p>
            </text:list-item>
            <text:list-item>
              <text:p text:style-name="P37">PKI</text:p>
            </text:list-item>
            <text:list-item>
              <text:p text:style-name="P37">Hash, digitale Signatur, Zertifikat</text:p>
            </text:list-item>
            <text:list-item>
              <text:p text:style-name="P37">Beispiele für Verschlüsselungsverfahren</text:p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, serif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9T22:25:04.463000000</dc:date>
    <meta:editing-duration>PT7H56M7S</meta:editing-duration>
    <meta:editing-cycles>3</meta:editing-cycles>
    <meta:generator>LibreOffice/7.4.2.3$Windows_X86_64 LibreOffice_project/382eef1f22670f7f4118c8c2dd222ec7ad009daf</meta:generator>
    <meta:document-statistic meta:table-count="0" meta:image-count="0" meta:object-count="0" meta:page-count="19" meta:paragraph-count="364" meta:word-count="1813" meta:character-count="14011" meta:non-whitespace-character-count="12899"/>
  </office:meta>
</office:document-meta>
</file>